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5c01" officeooo:paragraph-rsid="001c5c01"/>
    </style:style>
    <style:style style:name="P2" style:family="paragraph" style:parent-style-name="Standard">
      <style:text-properties officeooo:rsid="001c5c01" officeooo:paragraph-rsid="0022f908"/>
    </style:style>
    <style:style style:name="P3" style:family="paragraph" style:parent-style-name="Standard">
      <style:text-properties officeooo:rsid="0021d16c" officeooo:paragraph-rsid="0021d16c"/>
    </style:style>
    <style:style style:name="T1" style:family="text">
      <style:text-properties officeooo:rsid="001c906b"/>
    </style:style>
    <style:style style:name="T2" style:family="text">
      <style:text-properties officeooo:rsid="0022f908"/>
    </style:style>
    <style:style style:name="T3" style:family="text">
      <style:text-properties fo:font-style="italic" officeooo:rsid="0022f908" style:font-style-asian="italic" style:font-style-complex="italic"/>
    </style:style>
    <style:style style:name="T4" style:family="text">
      <style:text-properties fo:font-style="normal" officeooo:rsid="0022f908" style:font-style-asian="normal" style:font-style-complex="normal"/>
    </style:style>
    <style:style style:name="T5" style:family="text">
      <style:text-properties fo:font-style="normal" officeooo:rsid="0023e5f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18 May 09 — Elliot Chandler</text:p>
      <text:p text:style-name="P1"/>
      <text:p text:style-name="P2">On 24 April, I attended “Out of Sorts: Accumulation and Release in our Physical and Emotional Landscapes”, a presentation by <text:span text:style-name="T1">artist </text:span>Adriane Herman. <text:span text:style-name="T1">There were three main works discussed in the presentation. The first was a multifaceted work involving bales of recyclable items exhibited in a gallery, and photographed and presented on textiles. The second was an interactive project themed around letting go of physical objects one keeps for sentimental rather than practical reasons through an “emotional value” auction.; the third wa</text:span><text:span text:style-name="T4">S a project of making prints from the shapes found in photographs of garbage piles.</text:span></text:p>
      <text:p text:style-name="P1"/>
      <text:p text:style-name="P3">The first was insried by the recycling facility in Portland Maine, where the artist lives. Incineration reduces to about one tenth by volume in ash that goes to landfull. <text:span text:style-name="T2">The concept of </text:span><text:span text:style-name="T3">complicity in waste</text:span><text:span text:style-name="T4"> was presented, of what people’s ethical role and responsibilities in their actions are in pertinance to the waste output they have. In the works, also the use of waste artifacts such as compressed recycling bales and piles of trash as items for aesthetic apprication was a theme. Not consuming plastic is a challenge fo people , which even if they are concerned about their complicity in waste, makes it difficult to live pracitaclly with modern convenienceswithout having non reciclable plastic waste, or contribting to plastic plolution of the environment. </text:span><text:span text:style-name="T5">Two striky” and “syncopated”.ing words the artist used to describe the compressed recycling bale were “sh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23:00:50.900926812</meta:creation-date>
    <meta:generator>LibreOffice/5.4.5.1$Linux_X86_64 LibreOffice_project/40m0$Build-1</meta:generator>
    <dc:date>2018-05-09T23:12:57.654884997</dc:date>
    <meta:editing-duration>PT12M4S</meta:editing-duration>
    <meta:editing-cycles>8</meta:editing-cycles>
    <meta:document-statistic meta:table-count="0" meta:image-count="0" meta:object-count="0" meta:page-count="1" meta:paragraph-count="3" meta:word-count="241" meta:character-count="1519" meta:non-whitespace-character-count="1280"/>
  </office:meta>
</office:document-meta>
</file>